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364cm" svg:height="0.961cm" draw:transform="skewX (-0.000698131700797726) rotate (-1.62472700068152) translate (6.95138805868872cm 3.1005229396329cm)" svg:viewBox="0 0 4365 962" svg:d="M427 961c234-30 894-205 2009-242 1119-37 1505-16 1881-20 130 1-31-705-173-699-345 6-898 68-1842 100-942 35-1919 121-2200 167-284 48 91 721 325 694z">
          <text:p/>
        </draw:path>
        <draw:path draw:style-name="gr1" draw:text-style-name="P1" draw:layer="layout" svg:width="0.902cm" svg:height="0.661cm" draw:transform="skewX (0.00122173047639598) rotate (-2.1556561591382) translate (6.80345731859439cm 3.2032958331612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skewX (0.00122173047639598) rotate (-2.1556561591382) translate (6.85545731859441cm 7.21462916649461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3.158cm" svg:height="3.034cm" draw:transform="skewX (0.000698131700797729) rotate (-1.29503430497979) translate (5.7830155108595cm 2.7278476845076cm)" svg:viewBox="0 0 3159 3035" svg:d="M143 2627c715 255 1801 565 2326 317 526-247 554-1627 690-2524 21-155-638-534-662-387-107 698-178 2052-502 2238-324 187-1109-77-1767-354-256-98-313 628-85 710z">
          <text:p/>
        </draw:path>
        <draw:path draw:style-name="gr1" draw:text-style-name="P1" draw:layer="layout" svg:width="0.903cm" svg:height="0.66cm" draw:transform="skewX (0.00122173047639606) rotate (-2.15652882376419) translate (4.1277069715421cm 3.4303621593124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835cm" svg:height="0.55cm" draw:transform="skewX (-0.0013962634015955) rotate (-2.15705242253979) translate (6.8140326429421cm 5.3005983539642cm)" svg:viewBox="0 0 836 551" svg:d="M434 549c171-16 339-143 390-251 50-108-64-201-193-254-130-52-268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6:51:06.058000000</dc:date>
    <meta:editing-duration>PT2M50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